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ca2" officeooo:paragraph-rsid="00072c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ank you very much for your comments. <text:s/>We have addressed all remaining concerns, but please let us know if you believe anything still needs adjusted. <text:s/>Note that the page numbers are still missing from the references of the .pdf file, but they are contained in the LamK_bibfile.bib and should be accessible with your bibliography style. <text:s/>Thank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22:44:17.797172596</meta:creation-date>
    <dc:date>2021-03-18T22:47:13.033274745</dc:date>
    <meta:editing-duration>PT2M5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56" meta:character-count="345" meta:non-whitespace-character-count="287"/>
  </office:meta>
</office:document-meta>
</file>